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0710" officeooo:paragraph-rsid="001b0710"/>
    </style:style>
    <style:style style:name="P2" style:family="paragraph" style:parent-style-name="Standard" style:list-style-name="L2">
      <style:text-properties officeooo:rsid="001b0710" officeooo:paragraph-rsid="001b0710"/>
    </style:style>
    <style:style style:name="P3" style:family="paragraph" style:parent-style-name="Standard" style:list-style-name="L4">
      <style:paragraph-properties fo:text-align="justify" style:justify-single-word="false"/>
      <style:text-properties officeooo:rsid="001b0710" officeooo:paragraph-rsid="001b0710"/>
    </style:style>
    <style:style style:name="P4" style:family="paragraph" style:parent-style-name="Standard" style:list-style-name="L5">
      <style:text-properties officeooo:rsid="001b0710" officeooo:paragraph-rsid="001b0710"/>
    </style:style>
    <style:style style:name="P5" style:family="paragraph" style:parent-style-name="Standard" style:list-style-name="L6">
      <style:text-properties officeooo:rsid="001b0710" officeooo:paragraph-rsid="001b0710"/>
    </style:style>
    <style:style style:name="P6" style:family="paragraph" style:parent-style-name="Standard" style:list-style-name="L6">
      <style:text-properties officeooo:rsid="001b0710" officeooo:paragraph-rsid="001b8f9e"/>
    </style:style>
    <style:style style:name="P7" style:family="paragraph" style:parent-style-name="Standard">
      <style:text-properties officeooo:rsid="001b0710" officeooo:paragraph-rsid="001b8f9e"/>
    </style:style>
    <style:style style:name="P8" style:family="paragraph" style:parent-style-name="Standard" style:list-style-name="L8">
      <style:text-properties officeooo:rsid="001b0710" officeooo:paragraph-rsid="001b0710"/>
    </style:style>
    <style:style style:name="P9" style:family="paragraph" style:parent-style-name="Standard" style:list-style-name="L9">
      <style:text-properties officeooo:rsid="001b0710" officeooo:paragraph-rsid="001b0710"/>
    </style:style>
    <style:style style:name="P10" style:family="paragraph" style:parent-style-name="Standard" style:list-style-name="L10">
      <style:text-properties officeooo:rsid="001b0710" officeooo:paragraph-rsid="001b0710"/>
    </style:style>
    <style:style style:name="P11" style:family="paragraph" style:parent-style-name="Standard" style:list-style-name="L11">
      <style:text-properties officeooo:rsid="001b0710" officeooo:paragraph-rsid="001b0710"/>
    </style:style>
    <style:style style:name="P12" style:family="paragraph" style:parent-style-name="Standard" style:list-style-name="L12">
      <style:text-properties officeooo:rsid="001b0710" officeooo:paragraph-rsid="001b0710"/>
    </style:style>
    <style:style style:name="P13" style:family="paragraph" style:parent-style-name="Standard" style:list-style-name="L13">
      <style:text-properties officeooo:rsid="001b0710" officeooo:paragraph-rsid="001b0710"/>
    </style:style>
    <style:style style:name="P14" style:family="paragraph" style:parent-style-name="Standard">
      <style:text-properties officeooo:paragraph-rsid="001b0710"/>
    </style:style>
    <style:style style:name="P15" style:family="paragraph" style:parent-style-name="Standard" style:list-style-name="L8">
      <style:text-properties officeooo:paragraph-rsid="001b0710"/>
    </style:style>
    <style:style style:name="T1" style:family="text">
      <style:text-properties officeooo:rsid="001b0710"/>
    </style:style>
    <style:style style:name="T2" style:family="text">
      <style:text-properties officeooo:rsid="001b8f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Planning PhD</text:span></text:p>
      <text:p text:style-name="P1"/>
      <text:p text:style-name="P1">Paper 1: Multi-Agent MPC techniques applied to collaborative autonomous planning. A comparison between pseudo-linear and nonlinear approaches</text:p>
      <text:p text:style-name="P1"/>
      <text:list xml:id="list1103058404" text:style-name="L8">
        <text:list-item>
          <text:p text:style-name="P15"><text:span text:style-name="T1">A dia 24 falta revisió general, experiments i conclusions</text:span></text:p>
        </text:list-item>
        <text:list-item>
          <text:p text:style-name="P15"><text:span text:style-name="T1"><text:s/>Secció d'experiments</text:span></text:p>
          <text:list>
            <text:list-item>
              <text:p text:style-name="P8"><text:s/>test amb pista "realista</text:p>
            </text:list-item>
            <text:list-item>
              <text:p text:style-name="P8"><text:s/>test amb pista d'amplada variable</text:p>
            </text:list-item>
          </text:list>
        </text:list-item>
        <text:list-item>
          <text:p text:style-name="P15"><text:span text:style-name="T1"><text:s/>TODO</text:span></text:p>
        </text:list-item>
      </text:list>
      <text:list xml:id="list698725539" text:style-name="L9">
        <text:list-item>
          <text:p text:style-name="P9">Millorar el codi LPV premiant la distància entre vehicles</text:p>
        </text:list-item>
        <text:list-item>
          <text:p text:style-name="P9"><text:s/>Millorar el codi OCD per augmentar la velocitat de convergència del algoritme.</text:p>
        </text:list-item>
      </text:list>
      <text:p text:style-name="P1"/>
      <text:p text:style-name="P1">Pla de la futura recerca</text:p>
      <text:list xml:id="list2008379119" text:style-name="L10">
        <text:list-item>
          <text:p text:style-name="P10">Investigar com introduir N línies dins el problema d'optimització (paper 1.5)</text:p>
        </text:list-item>
        <text:list-item>
          <text:p text:style-name="P10">Investigar com considerar platoon management tant amb Game Theory com amb consensus MPC, l'objectiu és aconseguir la reconfiguració online dels grups de vehicles (paper 2)</text:p>
        </text:list-item>
        <text:list-item>
          <text:p text:style-name="P10">Realitzar un treball amb intervals juntament amb Manchester, ja sigui a través d'una col·laboració dins el context MPC multiagent o continuant amb la feina anterior de localitzacio/SLAM. (paper 3)</text:p>
        </text:list-item>
      </text:list>
      <text:p text:style-name="P1"/>
      <text:p text:style-name="P1">Pla a l'agost</text:p>
      <text:list xml:id="list3012261377" text:style-name="L11">
        <text:list-item>
          <text:p text:style-name="P11">Fer un state of the art per planificar la següent recerca al setembre (paper 1.5 + paper 2)</text:p>
        </text:list-item>
        <text:list-item>
          <text:p text:style-name="P11"><text:s/>Continuar treballant de cara a millorar els algoritmes del paper</text:p>
        </text:list-item>
        <text:list-item>
          <text:p text:style-name="P11"><text:s/>migrar el simulador i el planner a ROS 2 i python 3.9</text:p>
        </text:list-item>
        <text:list-item>
          <text:p text:style-name="P11"><text:s/>revisions del paper 1</text:p>
        </text:list-item>
      </text:list>
      <text:p text:style-name="P1"/>
      <text:p text:style-name="P1">Pla Q3/Q4 2023</text:p>
      <text:list xml:id="list3561005303" text:style-name="L12">
        <text:list-item>
          <text:p text:style-name="P12">Tancar la base teòrica del segon paper (paper 2) I els experiments del (paper 1.5 )</text:p>
        </text:list-item>
        <text:list-item>
          <text:p text:style-name="P12"><text:s/>Treballar en la col·laboració de Manchester I deixar-la bastant avançada (paper 3)</text:p>
        </text:list-item>
        <text:list-item>
          <text:p text:style-name="P12"><text:s/>publicar el paper 1</text:p>
        </text:list-item>
      </text:list>
      <text:p text:style-name="P1"/>
      <text:p text:style-name="P1">Pla Q1-Juliol 2024</text:p>
      <text:list xml:id="list1035722156" text:style-name="L13">
        <text:list-item>
          <text:p text:style-name="P13">Fer experiments i començar a escriure (paper 2 )</text:p>
        </text:list-item>
        <text:list-item>
          <text:p text:style-name="P13"><text:s/>Escriure (paper 3)</text:p>
        </text:list-item>
      </text:list>
      <text:p text:style-name="P1"/>
      <text:p text:style-name="P1">Juliol-November 2024 → 4 mesos per escriure la tes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4T13:36:59.426858446</meta:creation-date>
    <dc:date>2023-07-24T13:57:59.931348106</dc:date>
    <meta:editing-duration>PT8M40S</meta:editing-duration>
    <meta:editing-cycles>1</meta:editing-cycles>
    <meta:document-statistic meta:table-count="0" meta:image-count="0" meta:object-count="0" meta:page-count="1" meta:paragraph-count="26" meta:word-count="256" meta:character-count="1500" meta:non-whitespace-character-count="1278"/>
    <meta:generator>LibreOffice/6.0.7.3$Linux_X86_64 LibreOffice_project/00m0$Build-3</meta:generator>
  </office:meta>
</office:document-meta>
</file>